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B00010895000094D4C0ABE50E.svm" manifest:media-type=""/>
  <manifest:file-entry manifest:full-path="Pictures/2000000B00002909000038A57AB70367.svm" manifest:media-type=""/>
  <manifest:file-entry manifest:full-path="Pictures/2000000B000094D400010895F6CB3500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</style:style>
    <style:style style:name="P3" style:family="paragraph" style:parent-style-name="Text_20_body" style:list-style-name="L3">
      <style:paragraph-properties fo:text-align="justify" style:justify-single-word="false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Text_20_body" style:master-page-name="Standard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6" style:family="paragraph" style:parent-style-name="Illustration">
      <style:paragraph-properties fo:margin-top="0.212cm" fo:margin-bottom="0.212cm" loext:contextual-spacing="false"/>
    </style:style>
    <style:style style:name="P7" style:family="paragraph" style:parent-style-name="Illustration">
      <style:paragraph-properties fo:margin-top="0.212cm" fo:margin-bottom="0.212cm" loext:contextual-spacing="false" fo:text-align="center" style:justify-single-word="false"/>
    </style:style>
    <style:style style:name="P8" style:family="paragraph" style:parent-style-name="Illustration">
      <style:paragraph-properties fo:margin-top="0.212cm" fo:margin-bottom="0.212cm" loext:contextual-spacing="false" fo:text-align="center" style:justify-single-word="false"/>
      <style:text-properties officeooo:paragraph-rsid="001e63fb"/>
    </style:style>
    <style:style style:name="T1" style:family="text">
      <style:text-properties officeooo:rsid="001e63fb"/>
    </style:style>
    <style:style style:name="fr1" style:family="graphic" style:parent-style-name="Graphics">
      <style:graphic-properties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successiv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successive"/>
    </style:style>
    <text:list-style style:name="L1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allation de l’application SOS.</text:p>
      <text:p text:style-name="Text_20_body"/>
      <text:list xml:id="list8304777577379944523" text:style-name="L1">
        <text:list-item>
          <text:p text:style-name="P2">.Vérifie<text:span text:style-name="T1">z</text:span> que votre téléphone peut accepter les sources inconnues dans les options du téléphone. Si ce n’est pas activé, <text:span text:style-name="T1">i</text:span>l faut aller dans Paramètres &gt; Sécurité &gt; puis cocher «<text:span text:style-name="T1">A</text:span>utoriser l’installation d’applications en provenance de sources inconnues». <text:span text:style-name="T1">(</text:span>Cf image n°1<text:span text:style-name="T1">)</text:span></text:p>
        </text:list-item>
      </text:list>
      <text:p text:style-name="P7"><draw:frame draw:style-name="fr1" draw:name="Image1" text:anchor-type="paragraph" svg:y="5.468cm" svg:width="7.886cm" svg:height="14.019cm" draw:z-index="0"><draw:image xlink:href="Pictures/2000000B000094D400010895F6CB3500.svm" xlink:type="simple" xlink:show="embed" xlink:actuate="onLoad"/></draw:frame></text:p>
      <text:p text:style-name="P7">Illustration <text:span text:style-name="T1">1</text:span>: Capture d'écran de l'autorisation de l'installation des sources extern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2.</text:span>Copie<text:span text:style-name="T1">z</text:span> le fichier «sos.apk» dans votre téléphone dans le répertoire «Téléchargement / Download» <text:span text:style-name="T1">(</text:span>Cf image n°2<text:span text:style-name="T1">)</text:span></text:p>
      <text:p text:style-name="P6"><draw:frame draw:style-name="fr1" draw:name="Image2" text:anchor-type="paragraph" svg:y="4.568cm" svg:width="7.869cm" svg:height="11.005cm" draw:z-index="1"><draw:image xlink:href="Pictures/2000000B00002909000038A57AB70367.svm" xlink:type="simple" xlink:show="embed" xlink:actuate="onLoad"/></draw:frame></text:p>
      <text:p text:style-name="P1"/>
      <text:p text:style-name="P8"/>
      <text:p text:style-name="P8">Illustration <text:span text:style-name="T1">2</text:span>: Capture d'écran de l'endroit o<text:span text:style-name="T1">ù</text:span> placer le fichier "sos.apk"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420231868437456526" text:style-name="L3">
        <text:list-header>
          <text:p text:style-name="P3"><draw:frame draw:style-name="fr2" draw:name="Image3" text:anchor-type="paragraph" svg:x="2.335cm" svg:y="3.51cm" svg:width="12.446cm" svg:height="6.858cm" draw:z-index="2"><draw:image xlink:href="Pictures/2000000B00010895000094D4C0ABE50E.svm" xlink:type="simple" xlink:show="embed" xlink:actuate="onLoad"/></draw:frame><text:span text:style-name="T1">3.</text:span>Une fois la copie terminé<text:span text:style-name="T1">e</text:span>, recherchez le fichier «sos.apk» dans le répertoire de téléchargement grâce à une application de gestion de fichiers. Une fois que vous l’avez localisé, il ne vous reste plus qu’à l’installer en cliquant dessus. <text:span text:style-name="T1">(</text:span>Cf image n°3<text:span text:style-name="T1">)</text:span></text:p>
        </text:list-header>
      </text:list>
      <text:p text:style-name="P1"/>
      <text:p text:style-name="P1"/>
      <text:p text:style-name="P1"/>
      <text:p text:style-name="P1"/>
      <text:p text:style-name="P1"/>
      <text:p text:style-name="P8">Illustration <text:span text:style-name="T1">3 </text:span>: Capture d'écran de l'endroit où a été mis l'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5:07:19</meta:creation-date>
    <dc:date>2016-04-12T13:02:52.263413439</dc:date>
    <meta:editing-duration>PT10M12S</meta:editing-duration>
    <meta:editing-cycles>1</meta:editing-cycles>
    <meta:document-statistic meta:table-count="0" meta:image-count="3" meta:object-count="0" meta:page-count="3" meta:paragraph-count="7" meta:word-count="136" meta:character-count="906" meta:non-whitespace-character-count="778"/>
    <meta:generator>LibreOffice/4.4.6.3$Linux_X86_64 LibreOffice_project/40m0$Build-3</meta:generator>
  </office:meta>
</office:document-meta>
</file>